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Bengali" svg:font-family="'Lohit Bengali'" style:font-pitch="variable"/>
    <style:font-face style:name="URW Chancery L" svg:font-family="'URW Chancery L'" style:font-pitch="variable"/>
    <style:font-face style:name="Bitstream Charter" svg:font-family="'Bitstream Charter'" style:font-family-generic="roman" style:font-pitch="variable"/>
    <style:font-face style:name="Bitstream Charter1" svg:font-family="'Bitstream Charter'" style:font-adornments="Negrita cursiv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font-name="Bitstream Charter"/>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Heading_20_1">
      <style:paragraph-properties fo:text-align="center" style:justify-single-word="false"/>
      <style:text-properties style:font-name="Century Schoolbook L"/>
    </style:style>
    <style:style style:name="P5" style:family="paragraph" style:parent-style-name="Heading_20_2">
      <style:text-properties style:font-name="Bitstream Charter"/>
    </style:style>
    <style:style style:name="P6"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style:font-name="Century Schoolbook 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color="#000000" style:font-name="Century Schoolbook L" style:text-underline-style="none"/>
    </style:style>
    <style:style style:name="T4" style:family="text">
      <style:text-properties fo:color="#000000" style:text-underline-style="none"/>
    </style:style>
    <style:style style:name="T5" style:family="text">
      <style:text-properties fo:color="#000000" style:font-name="Bitstream Charter"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sonajes de la informática</text:h>
      <text:p text:style-name="P1"><text:span text:style-name="T1"/></text:p>
      <text:h text:style-name="P5" text:outline-level="2">Donald Ervin Knuth: </text:h>
      <text:p text:style-name="Text_20_body"><text:span text:style-name="T2">Nacido en 1938, es un experto en la Ciencia de la computación, reconocido por su magnífica investigación dentro del análisis de algoritmos y compiladores. Es el creador de Tex y de METAFONT.</text:span></text:p>
      <text:p text:style-name="P2"><text:span text:style-name="T2"/></text:p>
      <text:h text:style-name="P6" text:outline-level="2">Frederick Phillips Brooks:</text:h>
      <text:p text:style-name="P3">Es un reconocido ingeniero de software y científico de la computación , nacido en 1931. Dirigió el desarrollo del sistema operativo OS/360, el cual fue uno de sus mayores reconocimientos.</text:p>
      <text:p text:style-name="P3"/>
      <text:h text:style-name="Heading_20_2" text:outline-level="2">Alan Kay:</text:h>
      <text:p text:style-name="Text_20_body">Es un informático estadounidense, uno de los padres de la programación orientada a objetos, y pionero en trabajos sobre diseños de sistemas de interfaz gráfica de usuarios. Creó el Dynabook que <text:s/>definió la base de las computadoras portátiles y <text:s/>Tablets PC de hoy.</text:p>
      <text:p text:style-name="Text_20_body"/>
      <text:h text:style-name="Heading_20_2" text:outline-level="2">Edsger Dijkstra:</text:h>
      <text:p text:style-name="Text_20_body">C<text:span text:style-name="T1">ientífico de la computación de los países bajos. Dentro de sus principales contribuciones se encuentran, el algoritmo Dijkstra, también conocido como la solución del problema del camino mas corto, la notación polaca inversa, el algoritmo de banquero y la del semáforo para la coordinación de múltiples procesadores y programas.</text:span></text:p>
      <text:p text:style-name="Text_20_body"><text:span text:style-name="T1"/></text:p>
      <text:h text:style-name="P5" text:outline-level="2">Alan Turing:</text:h>
      <text:p text:style-name="Text_20_body"><text:span text:style-name="T1">Considerado uno de los padres de la ciencia de la computación, fue además <text:s/>un matemático, lógico, criptográfico y filosofo británico.</text:span><text:span text:style-name="T3"> Proporcionó una influyente formalización de los conceptos de algoritmo y computación: la maquina de Turing.</text:span></text:p>
      <text:p text:style-name="Text_20_body"><text:span text:style-name="T3"/></text:p>
      <text:h text:style-name="P5" text:outline-level="2"><text:span text:style-name="T4">Manuel Sadosky:</text:span></text:h>
      <text:p text:style-name="Text_20_body"><text:span text:style-name="T5">Fue un científico Argentino, considerado por muchos como el padre de la computación en la Argentina. Fue quien trajo la computadora Clementina al país. También creo la carrera de Computador Científ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Bengali" svg:font-family="'Lohit Bengali'" style:font-pitch="variable"/>
    <style:font-face style:name="URW Chancery L" svg:font-family="'URW Chancery L'" style:font-pitch="variable"/>
    <style:font-face style:name="Bitstream Charter" svg:font-family="'Bitstream Charter'" style:font-family-generic="roman" style:font-pitch="variable"/>
    <style:font-face style:name="Bitstream Charter1" svg:font-family="'Bitstream Charter'" style:font-adornments="Negrita cursiv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style:font-name="Bitstream Chart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na </meta:initial-creator>
    <meta:creation-date>2012-08-26T14:25:08</meta:creation-date>
    <dc:date>2012-08-26T15:49:00</dc:date>
    <dc:creator>Marina </dc:creator>
    <meta:editing-duration>PT01H23M52S</meta:editing-duration>
    <meta:editing-cycles>2</meta:editing-cycles>
    <meta:generator>OpenOffice.org/3.2$Linux OpenOffice.org_project/320m12$Build-9483</meta:generator>
    <meta:document-statistic meta:table-count="0" meta:image-count="0" meta:object-count="0" meta:page-count="1" meta:paragraph-count="13" meta:word-count="238" meta:character-count="1536"/>
  </office:meta>
</office:document-meta>
</file>